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E0000013846B15F487C2097C9.png" manifest:media-type="image/png"/>
  <manifest:file-entry manifest:full-path="Pictures/100002010000054300000259D321B7183A47A1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tge1" text:anchor-type="char" svg:width="17cm" svg:height="7.585cm" draw:z-index="0"><draw:image xlink:href="Pictures/100002010000054300000259D321B7183A47A1F6.png" xlink:type="simple" xlink:show="embed" xlink:actuate="onLoad" loext:mime-type="image/png"/></draw:frame><draw:frame draw:style-name="fr1" draw:name="Imatge2" text:anchor-type="char" svg:x="0.113cm" svg:y="8.253cm" svg:width="14.34cm" svg:height="8.255cm" draw:z-index="1"><draw:image xlink:href="Pictures/100002010000021E0000013846B15F487C2097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7:16:33.080086355</meta:creation-date>
    <dc:date>2022-02-16T18:21:21.244070916</dc:date>
    <meta:editing-duration>PT54M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